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3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1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7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3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<text:s/>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<text:s/>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<text:s/>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 office:value-type="string" calcext:value-type="string">
            <text:p><text:s/>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62" calcext:value-type="float">
            <text:p>46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86" calcext:value-type="float">
            <text:p>28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<text:s/>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62" calcext:value-type="float">
            <text:p>46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92" calcext:value-type="float">
            <text:p>79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15" calcext:value-type="float">
            <text:p>71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64" calcext:value-type="float">
            <text:p>364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87" calcext:value-type="float">
            <text:p>1287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001" calcext:value-type="float">
            <text:p>100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<text:s/>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92" calcext:value-type="float">
            <text:p>79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716" calcext:value-type="float">
            <text:p>171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002" calcext:value-type="float">
            <text:p>200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365" calcext:value-type="float">
            <text:p>136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60" calcext:value-type="float">
            <text:p>56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716" calcext:value-type="float">
            <text:p>171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820" calcext:value-type="float">
            <text:p>18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87" calcext:value-type="float">
            <text:p>1287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432" calcext:value-type="float">
            <text:p>343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005" calcext:value-type="float">
            <text:p>500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368" calcext:value-type="float">
            <text:p>436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380" calcext:value-type="float">
            <text:p>238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15" calcext:value-type="float">
            <text:p>71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6435" calcext:value-type="float">
            <text:p>643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6188" calcext:value-type="float">
            <text:p>6188</text:p>
          </table:table-cell>
          <table:table-cell table:number-columns-repeated="2" office:value-type="string" calcext:value-type="string">
            <text:p><text:s/></text:p>
          </table:table-cell>
          <table:table-cell table:style-name="ce2" office:value-type="float" office:value="3060" calcext:value-type="float">
            <text:p>30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002" calcext:value-type="float">
            <text:p>2002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6435" calcext:value-type="float">
            <text:p>643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1440" calcext:value-type="float">
            <text:p>1144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376" calcext:value-type="float">
            <text:p>1237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8568" calcext:value-type="float">
            <text:p>856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005" calcext:value-type="float">
            <text:p>5005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870" calcext:value-type="float">
            <text:p>1287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9448" calcext:value-type="float">
            <text:p>1944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8564" calcext:value-type="float">
            <text:p>1856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1440" calcext:value-type="float">
            <text:p>1144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4310" calcext:value-type="float">
            <text:p>243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31824" calcext:value-type="float">
            <text:p>31824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7132" calcext:value-type="float">
            <text:p>27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65" calcext:value-type="float">
            <text:p>136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008" calcext:value-type="float">
            <text:p>800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4310" calcext:value-type="float">
            <text:p>2431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3758" calcext:value-type="float">
            <text:p>4375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50388" calcext:value-type="float">
            <text:p>5038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48620" calcext:value-type="float">
            <text:p>48620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75582" calcext:value-type="float">
            <text:p>7558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7520" calcext:value-type="float">
            <text:p>775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376" calcext:value-type="float">
            <text:p>123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3758" calcext:value-type="float">
            <text:p>4375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92378" calcext:value-type="float">
            <text:p>9237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25970" calcext:value-type="float">
            <text:p>1259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188" calcext:value-type="float">
            <text:p>618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1824" calcext:value-type="float">
            <text:p>3182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2378" calcext:value-type="float">
            <text:p>92378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167960" calcext:value-type="float">
            <text:p>16796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380" calcext:value-type="float">
            <text:p>238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8564" calcext:value-type="float">
            <text:p>1856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5582" calcext:value-type="float">
            <text:p>7558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84756" calcext:value-type="float">
            <text:p>184756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float" office:value="293930" calcext:value-type="float">
            <text:p>293930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34"/>
          <table:table-cell table:formula="of:=[.AG31]+[.AH30]" office:value-type="float" office:value="293930" calcext:value-type="float">
            <text:p>2939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.00.0000</text:date>, <text:time style:data-style-name="N2" text:time-value="20:33:35.6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23:18:14.603000000</dc:date>
    <meta:editing-duration>PT2H42M27S</meta:editing-duration>
    <meta:editing-cycles>4</meta:editing-cycles>
    <meta:generator>LibreOffice/7.0.6.2$Windows_X86_64 LibreOffice_project/144abb84a525d8e30c9dbbefa69cbbf2d8d4ae3b</meta:generator>
    <meta:document-statistic meta:table-count="1" meta:cell-count="1120" meta:object-count="0"/>
  </office:meta>
</office:document-meta>
</file>